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AA000001525FFA9D9670FD70A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438cm" svg:height="2.86cm" draw:transform="rotate (1.5707963267949) translate (9.069cm 15.57cm)">
          <draw:image xlink:href="Pictures/10000201000000AA000001525FFA9D9670FD70A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3T20:10:16.138243667</dc:date>
    <meta:editing-duration>PT39S</meta:editing-duration>
    <meta:editing-cycles>1</meta:editing-cycles>
    <meta:document-statistic meta:object-count="1"/>
    <meta:generator>LibreOffice/6.1.6.3$MacOSX_X86_64 LibreOffice_project/5896ab1714085361c45cf540f76f60673dd96a72</meta:generator>
  </office:meta>
</office:document-meta>
</file>